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5in" fo:margin-bottom="0in" loext:contextual-spacing="true" fo:line-height="0.1665in" fo:text-align="center" style:justify-single-word="false"/>
    </style:style>
    <style:style style:name="P2" style:family="paragraph" style:parent-style-name="Standard">
      <style:paragraph-properties fo:margin-top="0.5in" fo:margin-bottom="0in" loext:contextual-spacing="true" fo:line-height="0.1665in" fo:text-align="center" style:justify-single-word="false">
        <style:tab-stops>
          <style:tab-stop style:position="2.5583in"/>
        </style:tab-stops>
      </style:paragraph-properties>
    </style:style>
    <style:style style:name="P3" style:family="paragraph" style:parent-style-name="Standard" style:master-page-name="Standard">
      <style:paragraph-properties fo:margin-top="0.5in" fo:margin-bottom="0in" loext:contextual-spacing="true" fo:line-height="0.1665in" fo:text-align="center" style:justify-single-word="false" style:page-number="auto"/>
    </style:style>
    <style:style style:name="P4" style:family="paragraph" style:parent-style-name="Standard">
      <style:paragraph-properties fo:margin-top="0.5in" fo:margin-bottom="0.139in" loext:contextual-spacing="true" fo:line-height="0.1665in">
        <style:tab-stops>
          <style:tab-stop style:position="2.5583in"/>
        </style:tab-stops>
      </style:paragraph-properties>
    </style:style>
    <style:style style:name="P5" style:family="paragraph" style:parent-style-name="Standard">
      <style:paragraph-properties fo:margin-top="0.1665in" fo:margin-bottom="0.1665in" loext:contextual-spacing="true" fo:line-height="0.1665in"/>
    </style:style>
    <style:style style:name="P6" style:family="paragraph" style:parent-style-name="Standard">
      <style:paragraph-properties fo:margin-top="0.1665in" fo:margin-bottom="0.1665in" loext:contextual-spacing="true" fo:line-height="0.1665in">
        <style:tab-stops>
          <style:tab-stop style:position="2.5583in"/>
        </style:tab-stops>
      </style:paragraph-properties>
    </style:style>
    <style:style style:name="P7" style:family="paragraph" style:parent-style-name="Standard">
      <style:paragraph-properties fo:margin-top="0.1665in" fo:margin-bottom="0.1665in" loext:contextual-spacing="true" fo:line-height="0.1665in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.1665in" fo:margin-bottom="0.1665in" loext:contextual-spacing="true" fo:line-height="100%"/>
    </style:style>
    <style:style style:name="P9" style:family="paragraph" style:parent-style-name="Standard">
      <style:paragraph-properties fo:margin-top="0.1665in" fo:margin-bottom="0.1665in" loext:contextual-spacing="true" fo:line-height="0.1665in"/>
      <style:text-properties fo:font-weight="bold" style:font-weight-asian="bold"/>
    </style:style>
    <style:style style:name="P10" style:family="paragraph" style:parent-style-name="Standard">
      <style:paragraph-properties fo:margin-top="0.1665in" fo:margin-bottom="0.1665in" loext:contextual-spacing="true" fo:line-height="0.1665in"/>
      <style:text-properties fo:font-weight="bold" officeooo:rsid="000cc76e" officeooo:paragraph-rsid="000cc76e" style:font-weight-asian="bold" style:font-weight-complex="bold"/>
    </style:style>
    <style:style style:name="P11" style:family="paragraph" style:parent-style-name="Standard">
      <style:paragraph-properties fo:margin-top="0.1665in" fo:margin-bottom="0.1665in" loext:contextual-spacing="true" fo:line-height="100%"/>
      <style:text-properties officeooo:rsid="000cc76e" officeooo:paragraph-rsid="000cc76e"/>
    </style:style>
    <style:style style:name="P12" style:family="paragraph" style:parent-style-name="Standard">
      <style:paragraph-properties fo:margin-top="0.1665in" fo:margin-bottom="0.1665in" loext:contextual-spacing="true" fo:line-height="100%"/>
      <style:text-properties fo:font-weight="normal" officeooo:rsid="000cc76e" officeooo:paragraph-rsid="000cc76e" style:font-weight-asian="normal" style:font-weight-complex="normal"/>
    </style:style>
    <style:style style:name="P13" style:family="paragraph" style:parent-style-name="Standard">
      <style:paragraph-properties fo:margin-top="0.1665in" fo:margin-bottom="0.1665in" loext:contextual-spacing="true" fo:line-height="0.1665in"/>
      <style:text-properties fo:font-weight="normal" officeooo:rsid="000cc76e" officeooo:paragraph-rsid="000cc76e" style:font-weight-asian="normal" style:font-weight-complex="normal"/>
    </style:style>
    <style:style style:name="P14" style:family="paragraph" style:parent-style-name="Standard">
      <style:paragraph-properties fo:margin-top="0.1665in" fo:margin-bottom="0.1665in" loext:contextual-spacing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fo:font-size="12pt" style:text-underline-style="none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officeooo:rsid="000cc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Joseph Brozinski</text:span></text:p>
      <text:p text:style-name="P1"><text:span text:style-name="T3">Englewood, CO</text:span></text:p>
      <text:p text:style-name="P1"><text:span text:style-name="T3">303 887-5212</text:span></text:p>
      <text:p text:style-name="P2"><text:a xlink:type="simple" xlink:href="mailto:joe.brozinski@gmail.com" text:style-name="ListLabel_20_1" text:visited-style-name="ListLabel_20_1"><text:span text:style-name="Internet_20_link"><text:span text:style-name="T4">joe.brozinski@gmail.com</text:span></text:span></text:a></text:p>
      <text:p text:style-name="P2"/>
      <text:p text:style-name="P4"/>
      <text:p text:style-name="P6"><text:span text:style-name="T2">Statement</text:span></text:p>
      <text:p text:style-name="P6"/>
      <text:p text:style-name="P6">I am looking to join a team where I can <text:span text:style-name="T7">utilize my JavaScript Development skills</text:span>.</text:p>
      <text:p text:style-name="P6"/>
      <text:p text:style-name="P5"><text:span text:style-name="T2">Work Experience</text:span></text:p>
      <text:p text:style-name="P7"/>
      <text:p text:style-name="P11"><text:span text:style-name="T5">Warranty Manager</text:span></text:p>
      <text:p text:style-name="P12">K2 Residential Solutions 8/19-Present</text:p>
      <text:p text:style-name="P12">-Transition the Warranty Department from paper to digital.</text:p>
      <text:p text:style-name="P12">-Create SOPs for digital documentation, and record keeping for Warranty claims.</text:p>
      <text:p text:style-name="P12">-Resolve warranty requests by managing, coordinating and directing subcontractors.</text:p>
      <text:p text:style-name="P12">-Assure construction was completed to spec. Photograph and document completion of projects and upload to cloud.</text:p>
      <text:p text:style-name="P11"><text:span text:style-name="T5"/></text:p>
      <text:p text:style-name="P8"><text:span text:style-name="T5">Home Renovator/ SAHP</text:span></text:p>
      <text:p text:style-name="P8">Englewood, CO 5/16-<text:span text:style-name="T7">8/19</text:span></text:p>
      <text:p text:style-name="P5">-Coordinated and executed projects with multiple contractors</text:p>
      <text:p text:style-name="P5">-Drywall, Hardwood Flooring ,Kitchen Cabinets, Sinks, Counter Tops, Plumbing, Insulation, Paint, Framing, Demo</text:p>
      <text:p text:style-name="P9"/>
      <text:p text:style-name="P5"><text:span text:style-name="T5">K-12 Teacher</text:span></text:p>
      <text:p text:style-name="P5">Englewood Schools 8/13-5/16</text:p>
      <text:p text:style-name="P5">-Speaking in front of groups</text:p>
      <text:p text:style-name="P5">-Communicating and teaching groups new concepts.</text:p>
      <text:p text:style-name="P9"><text:bookmark text:name="_GoBack"/></text:p>
      <text:p text:style-name="P5"><text:span text:style-name="T5">Customer Service Assistant Team Lead (Microsoft Account)</text:span></text:p>
      <text:p text:style-name="P5">Alpine Access/Sykes 03/11-4/13</text:p>
      <text:p text:style-name="P5"><text:span text:style-name="T6">Awarded Outstanding Customer Service </text:span></text:p>
      <text:p text:style-name="P5">-Professional demeanor and deliver while interacting with customers over the phone and via online chat</text:p>
      <text:p text:style-name="P5">-Excellent Customer Service Skills</text:p>
      <text:p text:style-name="P5">-De-escalating upset, combative and/ or hostile customers</text:p>
      <text:p text:style-name="P5">-Expert knowledge of Product Warranty stipulations and clauses</text:p>
      <text:p text:style-name="P5">-Ability to interpret procedural manuals, safety document and warranty information</text:p>
      <text:p text:style-name="P5">-Work independently offsite</text:p>
      <text:p text:style-name="P5">-Paper trails and extensive documentation</text:p>
      <text:p text:style-name="P5">-Microsoft Office Suite</text:p>
      <text:p text:style-name="P5"/>
      <text:p text:style-name="P5"/>
      <text:p text:style-name="P5"/>
      <text:p text:style-name="P5"><text:span text:style-name="T2">Education</text:span></text:p>
      <text:p text:style-name="P7"/>
      <text:p text:style-name="P5"><text:span text:style-name="T5">BA Architectural Design</text:span></text:p>
      <text:p text:style-name="P5">University of Colorado, Boulder, School of Architecture and Planning</text:p>
      <text:p text:style-name="P5"/>
      <text:p text:style-name="P10"><text:soft-page-break/>Full Stack Developer Certificate</text:p>
      <text:p text:style-name="P13">University of Denver</text:p>
      <text:p text:style-name="P5"/>
      <text:p text:style-name="P5"><text:span text:style-name="T2">Skills</text:span></text:p>
      <text:p text:style-name="P5"/>
      <text:p text:style-name="P5">Warranty Service (2 years), Customer Service (2 years), Conflict de-escalation, Work independently offsite, Written and verbal communication, drywall, floors, counter tops, sinks, plumbing, insulation, framing, bath, demo, Extensive <text:s/>co-ordination and communication with contractors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fo:font-size="12pt" style:text-underline-style="none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auren Brozinski</meta:initial-creator>
    <meta:editing-cycles>14</meta:editing-cycles>
    <meta:creation-date>2019-07-15T02:20:00</meta:creation-date>
    <dc:date>2020-04-01T14:49:10.975000000</dc:date>
    <meta:editing-duration>PT2H28M21S</meta:editing-duration>
    <meta:generator>LibreOffice/6.3.3.2$Windows_X86_64 LibreOffice_project/a64200df03143b798afd1ec74a12ab50359878ed</meta:generator>
    <meta:document-statistic meta:table-count="0" meta:image-count="0" meta:object-count="0" meta:page-count="2" meta:paragraph-count="39" meta:word-count="240" meta:character-count="1872" meta:non-whitespace-character-count="166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